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justify"/>
    </style:style>
    <style:style style:name="T4" style:parent-style-name="Policepardéfaut" style:family="text">
      <style:text-properties fo:font-size="16pt" style:font-size-asian="16pt" style:font-size-complex="16pt" fo:language="en" fo:country="US"/>
    </style:style>
    <style:style style:name="T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6" style:parent-style-name="Policepardéfaut" style:family="text">
      <style:text-properties fo:font-size="16pt" style:font-size-asian="16pt" style:font-size-complex="16pt" fo:language="en" fo:country="US"/>
    </style:style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" style:parent-style-name="Policepardéfaut" style:family="text">
      <style:text-properties fo:font-size="16pt" style:font-size-asian="16pt" style:font-size-complex="16pt" fo:language="en" fo:country="US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" style:parent-style-name="Policepardéfaut" style:family="text">
      <style:text-properties fo:font-size="16pt" style:font-size-asian="16pt" style:font-size-complex="16pt" fo:language="en" fo:country="US"/>
    </style:style>
    <style:style style:name="P11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4" style:family="table-column">
      <style:table-column-properties style:column-width="2.0972in"/>
    </style:style>
    <style:style style:name="TableColumn15" style:family="table-column">
      <style:table-column-properties style:column-width="2.0979in"/>
    </style:style>
    <style:style style:name="Table13" style:family="table">
      <style:table-properties style:width="4.195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  <style:text-properties fo:font-size="16pt" style:font-size-asian="16pt" style:font-size-complex="16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language="en" fo:country="US"/>
    </style:style>
    <style:style style:name="TableRow36" style:family="table-row">
      <style:table-row-properties style:min-row-height="0.1944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language="en" fo:country="US"/>
    </style:style>
    <style:style style:name="TableRow41" style:family="table-row">
      <style:table-row-properties style:min-row-height="0.0993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language="en" fo:country="US"/>
    </style:style>
    <style:style style:name="P6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7" style:parent-style-name="Normal" style:family="paragraph">
      <style:paragraph-properties fo:break-before="page"/>
      <style:text-properties fo:font-size="16pt" style:font-size-asian="16pt" style:font-size-complex="16pt" fo:language="en" fo:country="US" fo:hyphenate="true"/>
    </style:style>
    <style:style style:name="P68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6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71" style:family="table-column">
      <style:table-column-properties style:column-width="2.0972in"/>
    </style:style>
    <style:style style:name="TableColumn72" style:family="table-column">
      <style:table-column-properties style:column-width="2.0979in"/>
    </style:style>
    <style:style style:name="Table70" style:family="table">
      <style:table-properties style:width="4.195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size="16pt" style:font-size-asian="16pt" style:font-size-complex="16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/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 fo:margin-bottom="0in"/>
      <style:text-properties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fo:language="en" fo:country="U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/>
      <style:text-properties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 fo:margin-bottom="0in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/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fo:language="en" fo:country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/>
      <style:text-properties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margin-bottom="0in"/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language="en" fo:country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justify" fo:margin-bottom="0in"/>
      <style:text-properties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fo:language="en" fo:country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bottom="0in"/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/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 fo:margin-bottom="0in"/>
      <style:text-properties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language="en" fo:country="US"/>
    </style:style>
    <style:style style:name="P14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4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4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48" style:family="table-column">
      <style:table-column-properties style:column-width="3.5402in"/>
    </style:style>
    <style:style style:name="TableColumn149" style:family="table-column">
      <style:table-column-properties style:column-width="2.8548in"/>
    </style:style>
    <style:style style:name="Table147" style:family="table">
      <style:table-properties style:width="6.3951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fo:font-size="16pt" style:font-size-asian="16pt" style:font-size-complex="16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fo:font-size="16pt" style:font-size-asian="16pt" style:font-size-complex="16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justify" fo:margin-bottom="0in"/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fo:language="en" fo:country="US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justify" fo:margin-bottom="0in"/>
      <style:text-properties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  <style:text-properties fo:language="en" fo:country="US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bottom="0in"/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 fo:margin-bottom="0in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justify" fo:margin-bottom="0in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/>
      <style:text-properties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 fo:margin-bottom="0in"/>
      <style:text-properties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fo:language="en" fo:country="US"/>
    </style:style>
    <style:style style:name="P19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9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93" style:family="table-column">
      <style:table-column-properties style:column-width="3.1465in"/>
    </style:style>
    <style:style style:name="TableColumn194" style:family="table-column">
      <style:table-column-properties style:column-width="3.1465in"/>
    </style:style>
    <style:style style:name="Table192" style:family="table">
      <style:table-properties style:width="6.293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198" style:parent-style-name="Policepardéfaut" style:family="text">
      <style:text-properties fo:font-size="16pt" style:font-size-asian="16pt" style:font-size-complex="16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201" style:parent-style-name="Policepardéfaut" style:family="text">
      <style:text-properties fo:font-size="16pt" style:font-size-asian="16pt" style:font-size-complex="16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  <style:text-properties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fo:language="en" fo:country="US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  <style:text-properties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fo:language="en" fo:country="US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fo:language="en" fo:country="US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  <style:text-properties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fo:language="en" fo:country="US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  <style:text-properties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fo:language="en" fo:country="US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  <style:text-properties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  <style:text-properties fo:language="en" fo:country="US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language="en" fo:country="US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  <style:text-properties fo:language="en" fo:country="US"/>
    </style:style>
    <style:style style:name="P25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5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60" style:family="table-column">
      <style:table-column-properties style:column-width="3.1465in"/>
    </style:style>
    <style:style style:name="TableColumn261" style:family="table-column">
      <style:table-column-properties style:column-width="3.1465in"/>
    </style:style>
    <style:style style:name="Table259" style:family="table">
      <style:table-properties style:width="6.293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/>
      <style:text-properties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P27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7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7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81" style:family="table-column">
      <style:table-column-properties style:column-width="3.1465in"/>
    </style:style>
    <style:style style:name="TableColumn282" style:family="table-column">
      <style:table-column-properties style:column-width="3.1465in"/>
    </style:style>
    <style:style style:name="Table280" style:family="table">
      <style:table-properties style:width="6.293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/>
      <style:text-properties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  <style:text-properties fo:language="en" fo:country="US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  <style:text-properties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  <style:text-properties fo:language="en" fo:country="US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fo:language="en" fo:country="US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/>
      <style:text-properties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  <style:text-properties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  <style:text-properties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  <style:text-properties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  <style:text-properties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  <style:text-properties fo:language="en" fo:country="US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  <style:text-properties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  <style:text-properties fo:language="en" fo:country="US"/>
    </style:style>
    <style:style style:name="P33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<text:span text:style-name="T2">Requirements analysis</text:span></text:p>
      <text:p text:style-name="P3"><text:span text:style-name="T4">This web app is design to be a<text:s/></text:span><text:span text:style-name="T5">member area</text:span><text:span text:style-name="T6"><text:s/>where these members can create lists of tasks and discuss into the<text:s/></text:span><text:span text:style-name="T7">forums</text:span><text:span text:style-name="T8"><text:s/>of the tasks created. They can create some<text:s/></text:span><text:span text:style-name="T9">private message<text:s/></text:span><text:span text:style-name="T10">to talk in private with an individual. <text:s/>An API may be used later for getting more information’s or a mobile app (?)</text:span></text:p>
      <text:p text:style-name="P11"/>
      <text:p text:style-name="P12">Questions of a any user <text:s/>[9]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quirements</text:p>
          </table:table-cell>
          <table:table-cell table:style-name="TableCell19">
            <text:p text:style-name="P20">Description</text:p>
          </table:table-cell>
        </table:table-row>
        <table:table-row table:style-name="TableRow21">
          <table:table-cell table:style-name="TableCell22">
            <text:p text:style-name="P23">A user (not member) can sign up the website</text:p>
          </table:table-cell>
          <table:table-cell table:style-name="TableCell24">
            <text:p text:style-name="P25">A user may acknowledge the agreements before finishing his signing in.</text:p>
          </table:table-cell>
        </table:table-row>
        <table:table-row table:style-name="TableRow26">
          <table:table-cell table:style-name="TableCell27">
            <text:p text:style-name="P28">A user can sign into the website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A user can see every forum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A user can see every subject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A user can see every shown message of a subject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A user can make an anchor link to a certain message on a subject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A user can copy the anchor link to a certain message in a subject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 user can watch the profile link of a member who posted a subject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 user can subscribe to a member</text:p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/>
      <text:p text:style-name="P68"/>
      <text:p text:style-name="P69">Requirements of a (connected) member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Requirements</text:p>
          </table:table-cell>
          <table:table-cell table:style-name="TableCell76">
            <text:p text:style-name="P77">Description</text:p>
          </table:table-cell>
        </table:table-row>
        <table:table-row table:style-name="TableRow78">
          <table:table-cell table:style-name="TableCell79">
            <text:p text:style-name="P80">A member cannot sign up to the website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A member cannot connect to the website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 member can post new subjects every minute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A member can post new messages every ten seconds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A member can warn administrators that a message doesn’t fit with the agreements of the forum.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A member can CRUD lists of tasks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A member can CRUD his tasks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A member can delete his account if he won’t cancel it for 14 days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 member can send private messages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A member can create a new subject with private messages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A member can withdraw himself from a PM subject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A member can send an email to reset his password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A member can click on a prepared link to change his password</text:p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/>
      <text:p text:style-name="P145"/>
      <text:p text:style-name="P146">[7] Requirements of a (connected) moderator</text:p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Requirements</text:p>
          </table:table-cell>
          <table:table-cell table:style-name="TableCell153">
            <text:p text:style-name="P154">Description</text:p>
          </table:table-cell>
        </table:table-row>
        <table:table-row table:style-name="TableRow155">
          <table:table-cell table:style-name="TableCell156">
            <text:p text:style-name="P157">A moderator inherits of all member properties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A moderator can delete a message from any forum</text:p>
          </table:table-cell>
          <table:table-cell table:style-name="TableCell163">
            <text:p text:style-name="P164">By telling a reason or not</text:p>
          </table:table-cell>
        </table:table-row>
        <table:table-row table:style-name="TableRow165">
          <table:table-cell table:style-name="TableCell166">
            <text:p text:style-name="P167">A moderator can kick a member</text:p>
          </table:table-cell>
          <table:table-cell table:style-name="TableCell168">
            <text:p text:style-name="P169">By telling a reason ot not</text:p>
          </table:table-cell>
        </table:table-row>
        <table:table-row table:style-name="TableRow170">
          <table:table-cell table:style-name="TableCell171">
            <text:p text:style-name="P172">A moderator can pin subjects</text:p>
          </table:table-cell>
          <table:table-cell table:style-name="TableCell173">
            <text:p text:style-name="P174">Using a link</text:p>
          </table:table-cell>
        </table:table-row>
        <table:table-row table:style-name="TableRow175">
          <table:table-cell table:style-name="TableCell176">
            <text:p text:style-name="P177">A moderator has his username in read in topics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A moderator can lock subjects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A moderator can unlock subjects</text:p>
          </table:table-cell>
          <table:table-cell table:style-name="TableCell188">
            <text:p text:style-name="P189"/>
          </table:table-cell>
        </table:table-row>
      </table:table>
      <text:p text:style-name="P190"/>
      <text:p text:style-name="P191">[10] Requirements of a (connected) administrator</text:p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span text:style-name="T198">Requirements</text:span></text:p>
          </table:table-cell>
          <table:table-cell table:style-name="TableCell199">
            <text:p text:style-name="P200"><text:span text:style-name="T201">Description</text:span></text:p>
          </table:table-cell>
        </table:table-row>
        <table:table-row table:style-name="TableRow202">
          <table:table-cell table:style-name="TableCell203">
            <text:p text:style-name="P204">An admin inherits of all moderator properties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An admin can ban moderator</text:p>
          </table:table-cell>
          <table:table-cell table:style-name="TableCell210">
            <text:p text:style-name="P211">It sends an email to the member</text:p>
          </table:table-cell>
        </table:table-row>
        <table:table-row table:style-name="TableRow212">
          <table:table-cell table:style-name="TableCell213">
            <text:p text:style-name="P214">An admin can unban a moderator</text:p>
          </table:table-cell>
          <table:table-cell table:style-name="TableCell215">
            <text:p text:style-name="P216">It sends an email to the member</text:p>
          </table:table-cell>
        </table:table-row>
        <table:table-row table:style-name="TableRow217">
          <table:table-cell table:style-name="TableCell218">
            <text:p text:style-name="P219">An admin can turn a member to a moderator</text:p>
          </table:table-cell>
          <table:table-cell table:style-name="TableCell220">
            <text:p text:style-name="P221">By his administrator page</text:p>
          </table:table-cell>
        </table:table-row>
        <table:table-row table:style-name="TableRow222">
          <table:table-cell table:style-name="TableCell223">
            <text:p text:style-name="P224">An admin can destitute a moderator to a member</text:p>
          </table:table-cell>
          <table:table-cell table:style-name="TableCell225">
            <text:p text:style-name="P226">By his administrator page</text:p>
          </table:table-cell>
        </table:table-row>
        <table:table-row table:style-name="TableRow227">
          <table:table-cell table:style-name="TableCell228">
            <text:p text:style-name="P229">An admin can delete forum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An admin can delete subjects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An admin can CRUH(hidden) every forums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An admin can check all members information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An admin can look for all delete messages of the member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An admin can see statics of <text:s/>proposals of a member (figure with texts in a certain proportion)</text:p>
          </table:table-cell>
          <table:table-cell table:style-name="TableCell255">
            <text:p text:style-name="P256"/>
          </table:table-cell>
        </table:table-row>
      </table:table>
      <text:p text:style-name="P257"/>
      <text:p text:style-name="P258">[2] Requirements of a (connected) Super administrator</text:p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Requirements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A super admin inherits ofall rights of an administrator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A super administrator can temporarily close the website</text:p>
          </table:table-cell>
          <table:table-cell table:style-name="TableCell275">
            <text:p text:style-name="P276"/>
          </table:table-cell>
        </table:table-row>
      </table:table>
      <text:p text:style-name="P277"/>
      <text:p text:style-name="P278"/>
      <text:p text:style-name="P279">Non-technical specifications<text:s/></text:p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soft-page-break/>
            <text:p text:style-name="P285">Specification</text:p>
          </table:table-cell>
          <table:table-cell table:style-name="TableCell286">
            <text:p text:style-name="P287">Description</text:p>
          </table:table-cell>
        </table:table-row>
        <table:table-row table:style-name="TableRow288">
          <table:table-cell table:style-name="TableCell289">
            <text:p text:style-name="P290">A website is developed with the Symphony framework</text:p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All members that doesn’t connect himself for a time is deleted</text:p>
          </table:table-cell>
          <table:table-cell table:style-name="TableCell296">
            <text:p text:style-name="P297">Read RGPD</text:p>
          </table:table-cell>
        </table:table-row>
        <table:table-row table:style-name="TableRow298">
          <table:table-cell table:style-name="TableCell299">
            <text:p text:style-name="P300">The website is responsive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The website is accessible for visually impaired and blind people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A mobile app is developed with an API to get it portable !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The app respects his norms of programing for mobile and web app, using the clean code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The app is coded with the web security and app security norms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Apply all rules of RPGD<text:s/>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Website is in French, English, Spanish</text:p>
          </table:table-cell>
          <table:table-cell table:style-name="TableCell331">
            <text:p text:style-name="P332">Map dictionary of languages</text:p>
          </table:table-cell>
        </table:table-row>
      </table:table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d Vn</meta:initial-creator>
    <dc:creator>Ced Vn</dc:creator>
    <meta:creation-date>2022-11-26T10:54:00Z</meta:creation-date>
    <dc:date>2022-11-30T20:57:00Z</dc:date>
    <meta:template xlink:href="Normal.dotm" xlink:type="simple"/>
    <meta:editing-cycles>126</meta:editing-cycles>
    <meta:editing-duration>PT9420S</meta:editing-duration>
    <meta:document-statistic meta:page-count="4" meta:paragraph-count="6" meta:word-count="535" meta:character-count="3477" meta:row-count="24" meta:non-whitespace-character-count="2948"/>
  </office:meta>
</office:document-meta>
</file>